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3fc6" officeooo:paragraph-rsid="00003fc6"/>
    </style:style>
    <style:style style:name="P2" style:family="paragraph" style:parent-style-name="Standard">
      <style:text-properties officeooo:rsid="00003fc6" officeooo:paragraph-rsid="00003fc6"/>
    </style:style>
    <style:style style:name="P3" style:family="paragraph" style:parent-style-name="Standard">
      <style:text-properties officeooo:rsid="00003fc6" officeooo:paragraph-rsid="00034eaf"/>
    </style:style>
    <style:style style:name="P4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34eaf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Menlo" officeooo:rsid="0015469b" officeooo:paragraph-rsid="00034eaf"/>
    </style:style>
    <style:style style:name="P6" style:family="paragraph" style:parent-style-name="Standard">
      <style:text-properties style:font-name="Trebuchet MS" fo:font-size="10.5pt" officeooo:rsid="001ac734" officeooo:paragraph-rsid="00034eaf" style:font-size-asian="10.5pt" style:font-size-complex="10.5pt"/>
    </style:style>
    <style:style style:name="T1" style:family="text">
      <style:text-properties officeooo:rsid="00034e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ddie Gurnee</text:p>
      <text:p text:style-name="P4">COSC 592</text:p>
      <text:p text:style-name="P4">Operating Systems</text:p>
      <text:p text:style-name="P5">Chapter <text:span text:style-name="T1">2</text:span> Reading Questions:</text:p>
      <text:p text:style-name="P3"/>
      <text:p text:style-name="P3">2.13 Describe the three general methods for passing parameters to the operating system</text:p>
      <text:p text:style-name="P1"/>
      <text:p text:style-name="P6">Response:</text:p>
      <text:p text:style-name="P1"/>
      <text:p text:style-name="P1">2.14 Describe how you could obtain a statistical profile of the amount of time a program spends executing different sections of its code. Discuss the importance of such a statistical profile.</text:p>
      <text:p text:style-name="P1"/>
      <text:p text:style-name="P6">Response:</text:p>
      <text:p text:style-name="P1"/>
      <text:p text:style-name="P1">2.18 What are the two models of interprocess communication? What are the strengths and weaknesses of the two approaches?</text:p>
      <text:p text:style-name="P1"/>
      <text:p text:style-name="P6">Response:</text:p>
      <text:p text:style-name="P1"/>
      <text:p text:style-name="P1">2.21 What is the main advantage of the microkernel approach to systems design? How do user programs and system services interact in a microkernel architecture? What are the disadvantages of using the microkernel approach?</text:p>
      <text:p text:style-name="P1"/>
      <text:p text:style-name="P1">2.16 What is the relationship between a guest operating system and a host operating system in a system like VMware? What factors need to be considered in choosing the host operating system? <text:s/>[In the 9th edition of the textbook, VMWare is discussed in Chapter 1 (pg. 41-45).]</text:p>
      <text:p text:style-name="P1"/>
      <text:p text:style-name="P6">Respon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0:29.510378000</meta:creation-date>
    <dc:date>2015-05-06T23:33:28.623704000</dc:date>
    <meta:editing-duration>PT25M25S</meta:editing-duration>
    <meta:editing-cycles>3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13" meta:word-count="158" meta:character-count="993" meta:non-whitespace-character-count="847"/>
  </office:meta>
</office:document-meta>
</file>